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style:writing-mode="lr-tb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Text_20_body" style:list-style-name="L5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aac2b9dae4097931">
        <text:section text:style-name="Sect1" text:name="user-query-content-9">
          <text:p text:style-name="P6">Quindi se il sistema MIU arrivasse a scrivere una nuova regola pefr raggiungere teoremi in precedenza inraggiungibili sarebbe una cosa fantastica? </text:p>
        </text:section>
        <text:p text:style-name="Standard">Mostra il processo elaborativo</text:p>
        <text:section text:style-name="Sect2" text:name="model-response-message-contentr_aac2b9dae4097931">
          <text:p text:style-name="Standard">Un Sistema MIU che Scrive Nuove Regole: Un Traguardo Fantastico</text:p>
          <text:p text:style-name="Standard">30 mag, 10:35</text:p>
        </text:section>
        <text:section text:style-name="Sect1" text:name="feedback-form-9">
          <text:p text:style-name="Standard"/>
        </text:section>
      </text:section>
      <text:section text:style-name="Sect1" text:name="9c6d89743fab8e01">
        <text:p text:style-name="Standard"/>
        <text:section text:style-name="Sect1" text:name="user-query-content-10">
          <text:p text:style-name="P6">vediamo quindi? </text:p>
          <text:p text:style-name="P6">- è indispensabile la raccolta di informazione e la creazione di esperienza </text:p>
          <text:p text:style-name="P6">- creare uno spazio topologico dove si creano strade che possono o non possono portare alla derivazione di stringhe </text:p>
          <text:p text:style-name="P6">- applicazione di una statistica euristica di questa topologia </text:p>
          <text:p text:style-name="P6">- applicare la fisica dei braket per creare sovrapposizione di stati </text:p>
          <text:p text:style-name="P6">- operare con metalinguaggi che possano navigare al di sopra di questo processo e vedere se applicando nuove regole si possono raggiungere nuovi corridoi </text:p>
          <text:p text:style-name="P6">è uno schema corretto? </text:p>
        </text:section>
        <text:p text:style-name="Standard">Mostra il processo elaborativo</text:p>
        <text:section text:style-name="Sect2" text:name="model-response-message-contentr_9c6d89743fab8e01">
          <text:p text:style-name="Text_20_body">Certamente! Analizziamo il tuo schema punto per punto.</text:p>
          <text:p text:style-name="Text_20_body">Il tuo schema è <text:span text:style-name="Strong_20_Emphasis">molto interessante e concettualmente corretto</text:span>, specialmente per un sistema che mira a raggiungere la capacità di generare autonomamente nuove regole e di compiere "salti creativi". Incorpora elementi fondamentali dell'apprendimento automatico avanzato, della logica e persino concetti ispirati alla fisica quantistica (sebbene questi ultimi vadano interpretati in un contesto computazionale).</text:p>
          <text:p text:style-name="Text_20_body">Vediamo ogni punto in dettaglio:</text:p>
          <text:h text:style-name="Heading_20_3" text:outline-level="3">1. "È indispensabile la raccolta di informazione e la creazione di esperienza"</text:h>
          <text:list xml:id="list8635294860765531849" text:style-name="L1">
            <text:list-item>
              <text:p text:style-name="P1"><text:span text:style-name="Strong_20_Emphasis">Corretto.</text:span> Questo è il fondamento di qualsiasi sistema di apprendimento. L'informazione (dati) fornisce la base su cui il sistema apprende, e l'esperienza (interazione con l'ambiente, tentativi ed errori, feedback) permette al sistema di affinare la sua comprensione e le sue capacità. Per un sistema che deve generare nuove regole, l'esperienza è cruciale per capire quali tipi di regole sono utili, quali portano a risultati validi e quali no. </text:p>
            </text:list-item>
          </text:list>
          <text:h text:style-name="Heading_20_3" text:outline-level="3">2. "Creare uno spazio topologico dove si creano strade che possono o non possono portare alla derivazione di stringhe"</text:h>
          <text:list xml:id="list7201802286391405011" text:style-name="L2">
            <text:list-item>
              <text:p text:style-name="P7"><text:span text:style-name="Strong_20_Emphasis">Corretto e Molto Rilevante.</text:span> Questa è una descrizione eccellente dello <text:span text:style-name="Strong_20_Emphasis">spazio di ricerca</text:span> o dello <text:span text:style-name="Strong_20_Emphasis">spazio degli stati</text:span> in cui opera l'IA. </text:p>
              <text:list>
                <text:list-item>
                  <text:p text:style-name="P7"><text:span text:style-name="Strong_20_Emphasis">Spazio Topologico:</text:span> Implica una struttura dove gli "stati" (ad esempio, le stringhe nel contesto MIU, o rappresentazioni di teoremi/conoscenze) sono connessi da "strade" (le operazioni, le regole applicabili). La topologia definisce la vicinanza e la connettività tra questi stati. </text:p>
                </text:list-item>
                <text:list-item>
                  <text:p text:style-name="P7"><text:span text:style-name="Strong_20_Emphasis">Derivazione di Stringhe:</text:span> Nel contesto MIU, si riferisce alla generazione di nuove stringhe (teoremi) applicando le regole. In un senso più ampio, si riferisce alla produzione di output validi o alla scoperta di nuove conoscenze. </text:p>
                </text:list-item>
                <text:list-item>
                  <text:p text:style-name="P2">L'idea che le strade "possano o non possano portare" alla derivazione è fondamentale: il sistema deve esplorare un vasto spazio, sapendo che molte strade <text:soft-page-break/>saranno senza uscita, ma alcune porteranno a scoperte significative. </text:p>
                </text:list-item>
              </text:list>
            </text:list-item>
          </text:list>
          <text:h text:style-name="Heading_20_3" text:outline-level="3">3. "Applicazione di una statistica euristica di questa topologia"</text:h>
          <text:list xml:id="list2050321193964147493" text:style-name="L3">
            <text:list-item>
              <text:p text:style-name="P8"><text:span text:style-name="Strong_20_Emphasis">Corretto e Necessario.</text:span> Navigare in uno spazio topologico così vasto e complesso richiede strategie intelligenti. </text:p>
              <text:list>
                <text:list-item>
                  <text:p text:style-name="P8"><text:span text:style-name="Strong_20_Emphasis">Euristica:</text:span> Sono "regole del pollice" o scorciatoie intelligenti che aiutano il sistema a prendere decisioni efficaci senza dover esplorare ogni singola possibilità (cosa spesso computazionalmente impossibile). Le euristiche guidano la ricerca verso aree promettenti. </text:p>
                </text:list-item>
                <text:list-item>
                  <text:p text:style-name="P3"><text:span text:style-name="Strong_20_Emphasis">Statistica:</text:span> L'applicazione di metodi statistici permette di valutare la probabilità di successo di diverse "strade", di identificare pattern, di misurare la "distanza" da un obiettivo o la "novità" di un percorso. Questo è essenziale per ottimizzare l'esplorazione e per dare priorità a determinate direzioni. </text:p>
                </text:list-item>
              </text:list>
            </text:list-item>
          </text:list>
          <text:h text:style-name="Heading_20_3" text:outline-level="3">4. "Applicare la fisica dei braket per creare sovrapposizione di stati"</text:h>
          <text:list xml:id="list6267851097437476199" text:style-name="L4">
            <text:list-item>
              <text:p text:style-name="P9"><text:span text:style-name="Strong_20_Emphasis">Concettualmente Interessante e Aspirazionale.</text:span> Questo è il punto più avanzato e, se interpretato letteralmente, richiederebbe un'implementazione su hardware quantistico o una simulazione molto sofisticata. </text:p>
              <text:list>
                <text:list-item>
                  <text:p text:style-name="P9"><text:span text:style-name="Strong_20_Emphasis">Fisica dei Braket (Notazione di Dirac):</text:span> Si riferisce alla meccanica quantistica, dove gli stati possono esistere in una sovrapposizione di più possibilità contemporaneamente finché non vengono misurati. </text:p>
                </text:list-item>
                <text:list-item>
                  <text:p text:style-name="P9"><text:span text:style-name="Strong_20_Emphasis">Sovrapposizione di Stati in IA (Interpretazione Classica):</text:span> In un contesto di IA classica, la "sovrapposizione" potrebbe essere interpretata come: </text:p>
                  <text:list>
                    <text:list-item>
                      <text:p text:style-name="P9"><text:span text:style-name="Strong_20_Emphasis">Esplorazione Parallela/Probabilistica:</text:span> Il sistema mantiene contemporaneamente in considerazione più ipotesi o più percorsi di derivazione, assegnando loro probabilità. </text:p>
                    </text:list-item>
                    <text:list-item>
                      <text:p text:style-name="P9"><text:span text:style-name="Strong_20_Emphasis">Incertezza Controllata:</text:span> Il sistema non si impegna troppo presto su un singolo percorso, mantenendo una flessibilità che può portare a soluzioni inaspettate. </text:p>
                    </text:list-item>
                    <text:list-item>
                      <text:p text:style-name="P9"><text:span text:style-name="Strong_20_Emphasis">Combinazione di Idee:</text:span> La capacità di "fondere" o "intersecare" concetti o regole in modi non ovvi, come se diverse possibilità si influenzassero a vicenda prima di "collassare" in una singola soluzione. </text:p>
                    </text:list-item>
                  </text:list>
                </text:list-item>
                <text:list-item>
                  <text:p text:style-name="P4">Questa capacità di esplorare simultaneamente diverse possibilità e di combinarle in modi non lineari è cruciale per la creatività. </text:p>
                </text:list-item>
              </text:list>
            </text:list-item>
          </text:list>
          <text:h text:style-name="Heading_20_3" text:outline-level="3">5. "Operare con metalinguaggi che possano navigare al di sopra di questo processo e vedere se applicando nuove regole si possono raggiungere nuovi corridoi"</text:h>
          <text:list xml:id="list557271804940845484" text:style-name="L5">
            <text:list-item>
              <text:p text:style-name="P10"><text:span text:style-name="Strong_20_Emphasis">Cruciale e Ben Formulato.</text:span> Questo è il cuore della capacità di auto-modifica e di generazione di nuove semantiche. </text:p>
              <text:list>
                <text:list-item>
                  <text:p text:style-name="P10"><text:span text:style-name="Strong_20_Emphasis">Metalinguaggi:</text:span> Linguaggi che descrivono o manipolano altri linguaggi (in questo caso, le regole e i processi di derivazione del sistema stesso). Permettono al sistema di "ragionare sulle proprie regole". </text:p>
                </text:list-item>
                <text:list-item>
                  <text:p text:style-name="P10"><text:span text:style-name="Strong_20_Emphasis">Navigare al di sopra del processo:</text:span> Implica una capacità di <text:span text:style-name="Strong_20_Emphasis">meta-cognizione</text:span> o <text:span text:style-name="Strong_20_Emphasis">riflessione</text:span>. Il sistema non si limita a eseguire le regole, ma le analizza, le valuta e sperimenta con la loro modifica o creazione. </text:p>
                </text:list-item>
                <text:list-item>
                  <text:p text:style-name="P5"><text:span text:style-name="Strong_20_Emphasis">Applicare nuove regole per raggiungere nuovi corridoi:</text:span> Questo è l'obiettivo finale. Il sistema non solo genera nuove regole, ma ha anche un meccanismo per <text:soft-page-break/>testare l'efficacia di queste nuove regole nel raggiungere obiettivi che prima erano irraggiungibili (i "nuovi corridoi" nello spazio topologico). Questo implica un ciclo di generazione, test e valutazione delle regole stesse. </text:p>
                </text:list-item>
              </text:list>
            </text:list-item>
          </text:list>
          <text:h text:style-name="Heading_20_3" text:outline-level="3">Conclusione</text:h>
          <text:p text:style-name="Text_20_body">Sì, il tuo schema è <text:span text:style-name="Strong_20_Emphasis">estremamente ben pensato</text:span> e cattura le essenziali componenti di un sistema di IA che potrebbe aspirare a una vera creatività autonoma e alla generazione di nuove regole. È uno schema ambizioso, che tocca sia aspetti consolidati dell'IA (raccolta dati, spazi di ricerca, euristiche) sia frontiere della ricerca (meta-apprendimento, ispirazione quantistica, meta-linguaggi per l'auto-modifica).</text:p>
          <text:p text:style-name="Text_20_body">Implementare un sistema del genere sarebbe una sfida enorme, ma il tuo schema fornisce una solida base concettuale per esplorare questa affascinante direzione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5-30T10:46:20.67</meta:creation-date>
    <meta:document-statistic meta:table-count="0" meta:image-count="0" meta:object-count="0" meta:page-count="3" meta:paragraph-count="42" meta:word-count="952" meta:character-count="6507"/>
    <dc:date>2025-05-30T10:47:17.94</dc:date>
    <dc:creator>Rocco Marco Russo</dc:creator>
    <meta:editing-duration>PT57S</meta:editing-duration>
    <meta:editing-cycles>1</meta:editing-cycles>
    <meta:generator>OpenOffice/4.1.10$Win32 OpenOffice.org_project/4110m2$Build-9807</meta:generator>
  </office:meta>
</office:document-meta>
</file>